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25.59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25.31mm"/>
    </style:style>
    <style:style style:name="co14" style:family="table-column">
      <style:table-column-properties fo:break-before="auto" style:column-width="9.53mm"/>
    </style:style>
    <style:style style:name="co15" style:family="table-column">
      <style:table-column-properties fo:break-before="auto" style:column-width="9.79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8" table:default-cell-style-name="ce2"/>
        <table:table-column table:style-name="co11" table:default-cell-style-name="Default"/>
        <table:table-column table:style-name="co12" table:default-cell-style-name="ce2"/>
        <table:table-column table:style-name="co10" table:default-cell-style-name="ce2"/>
        <table:table-column table:style-name="co8" table:default-cell-style-name="ce2"/>
        <table:table-column table:style-name="co8" table:default-cell-style-name="Default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USUARIO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ERSON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MPRES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IPO_EMPRES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BITACORA</text:p>
          </table:table-cell>
          <table:covered-table-cell table:number-columns-repeated="2"/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lav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pelli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direccio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reacion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orre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activo</text:p>
          </table:table-cell>
          <table:table-cell office:value-type="string" calcext:value-type="string">
            <text:p>b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l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telefon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orre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ENCARGADO</text:p>
          </table:table-cell>
          <table:covered-table-cell table:number-columns-repeated="2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FOLIO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ROL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ESTUDIANTE</text:p>
          </table:table-cell>
          <table:covered-table-cell table:number-columns-repeated="2"/>
          <table:table-cell/>
          <table:table-cell office:value-type="string" calcext:value-type="string">
            <text:p>tel_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colegia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orreo_contact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rofesion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odig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ubicacion_x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echa_inici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semestr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bicacion_y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fecha_fina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añ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ublic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arn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valido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3" table:number-rows-spanned="1">
            <text:p>AREA_ENCARGADO</text:p>
          </table:table-cell>
          <table:covered-table-cell table:number-columns-repeated="2"/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text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CARRERA</text:p>
          </table:table-cell>
          <table:covered-table-cell table:number-columns-repeated="2"/>
          <table:table-cell/>
          <table:table-cell office:value-type="string" calcext:value-type="string">
            <text:p>registr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califica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observacione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ctiv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po_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are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revisado</text:p>
          </table:table-cell>
          <table:table-cell office:value-type="string" calcext:value-type="string">
            <text:p>boolea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dig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valido</text:p>
          </table:table-cell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suario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encargado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itacor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promed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practica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redito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ll</text:p>
          </table:table-cell>
          <table:table-cell/>
          <table:table-cell table:style-name="ce4" office:value-type="string" calcext:value-type="string" table:number-columns-spanned="3" table:number-rows-spanned="1">
            <text:p>AREA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ACTIVIDAD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REVISION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SUPERVISOR</text:p>
          </table:table-cell>
          <table:covered-table-cell table:number-columns-repeated="2"/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carrer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ofes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descripcion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folio_inici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legiado</text:p>
          </table:table-cell>
          <table:table-cell office:value-type="string" calcext:value-type="string">
            <text:p>nvarchar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empres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folio_fina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ersona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observacione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ponderacion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horas</text:p>
          </table:table-cell>
          <table:table-cell office:value-type="string" calcext:value-type="string">
            <text:p>decimal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office:value-type="string" calcext:value-type="string">
            <text:p>bitacora_i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5:52:20.889547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1T22:00:23.392243496</meta:creation-date>
    <dc:date>2020-06-11T12:31:52.138769013</dc:date>
    <meta:editing-duration>P2DT23H44M41S</meta:editing-duration>
    <meta:editing-cycles>6</meta:editing-cycles>
    <meta:generator>LibreOffice/6.1.5.2$Linux_X86_64 LibreOffice_project/10$Build-2</meta:generator>
    <meta:document-statistic meta:table-count="1" meta:cell-count="219" meta:object-count="0"/>
  </office:meta>
</office:document-meta>
</file>